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6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7" style:family="paragraph" style:parent-style-name="Standard">
      <style:text-properties fo:color="#000000" style:font-name="Arial1" fo:font-size="11pt" style:font-size-asian="11pt" style:font-size-complex="11pt"/>
    </style:style>
    <style:style style:name="P8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9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0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Texte_20_de_20_saisie">
      <style:text-properties style:font-name="Arial1" fo:font-size="11pt" style:font-size-asian="11pt" style:font-size-complex="11pt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3" style:family="paragraph" style:parent-style-name="Text_20_body">
      <style:paragraph-properties fo:margin-top="0cm" fo:margin-bottom="0.499cm"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T1" style:family="text">
      <style:text-properties style:text-position="super 58%" style:font-name="Arial" fo:font-size="9pt"/>
    </style:style>
    <style:style style:name="T2" style:family="text">
      <style:text-properties style:text-position="super 58%" style:font-name="Arial" fo:font-size="11pt" style:font-size-asian="11pt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9pt"/>
    </style:style>
    <style:style style:name="T5" style:family="text">
      <style:text-properties style:font-name="Arial" fo:font-size="11pt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text-position="33% 80%" style:font-name="Arial" fo:font-size="9pt"/>
    </style:style>
    <style:style style:name="T8" style:family="text">
      <style:text-properties style:font-name-asian="Times New Roman" style:font-name-complex="Arial1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1" style:family="text">
      <style:text-properties fo:text-transform="lowercase"/>
    </style:style>
    <style:style style:name="T12" style:family="text">
      <style:text-properties fo:text-transform="capitalize"/>
    </style:style>
    <style:style style:name="T13" style:family="text">
      <style:text-properties fo:color="#0000ff"/>
    </style:style>
    <style:style style:name="T14" style:family="text">
      <style:text-properties fo:color="#0000ff" style:font-name="Arial"/>
    </style:style>
    <style:style style:name="T15" style:family="text">
      <style:text-properties fo:color="#c0c0c0" style:font-name="Arial" fo:font-size="8pt"/>
    </style:style>
    <style:style style:name="T16" style:family="text">
      <style:text-properties fo:font-weight="bold"/>
    </style:style>
    <style:style style:name="T17" style:family="text">
      <style:text-properties fo:font-variant="normal" fo:text-transform="none" style:font-name="Arial" fo:font-size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ecisionreorientationep93structurereferente_lib_struc"/>
        <text:user-field-decl office:value-type="string" office:string-value="" text:name="decisionreorientationep93structurereferente_num_voie"/>
        <text:user-field-decl office:value-type="string" office:string-value="" text:name="decisionreorientationep93structurereferente_type_voie"/>
        <text:user-field-decl office:value-type="string" office:string-value="" text:name="decisionreorientationep93structurereferente_nom_voie"/>
        <text:user-field-decl office:value-type="string" office:string-value="" text:name="decisionreorientationep93structurereferente_code_postal"/>
        <text:user-field-decl office:value-type="string" office:string-value="" text:name="decisionreorientationep93structurereferente_ville"/>
        <text:user-field-decl office:value-type="string" office:string-value="" text:name="decisionreorientationep93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>Benjamin Voisin</text:p>
            </table:table-cell>
            <table:table-cell table:style-name="Tableau1.B1" office:value-type="string">
              <text:p text:style-name="P9"/>
            </table:table-cell>
          </table:table-row>
          <table:table-row table:style-name="Tableau1.2">
            <table:table-cell table:style-name="Tableau1.A1" office:value-type="string">
              <text:p text:style-name="P19">Chef du Service de l’Insertion</text:p>
              <text:p text:style-name="Text_20_body"><text:span text:style-name="T15">et de la Solidarité</text:span> </text:p>
            </table:table-cell>
            <table:table-cell table:style-name="Tableau1.B1" office:value-type="string">
              <text:p text:style-name="P10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4">Réf.:<text:span text:style-name="T10"> DPAS/SIS/BADA/SUSPENSION/</text:span><text:span text:style-name="T10"><text:date style:data-style-name="N106" text:date-value="2011-12-14T11:57:24.52">2011</text:date></text:span></text:p>
              <text:p text:style-name="P4"><text:span text:style-name="T9"><text:s text:c="8"/>Matricule CAF : </text:span><text:span text:style-name="T9"><text:user-field-get text:name="dossier_matricule"/></text:span></text:p>
              <text:p text:style-name="P4"><text:text-input text:description="">Affaire suivie par : </text:text-input> <text:span text:style-name="T12"><text:user-field-get text:name="user_prenom">user_prenom</text:user-field-get></text:span> <text:bookmark-start text:name="Texte71"/><text:span text:style-name="T12"><text:user-field-get text:name="user_nom">user_nom</text:user-field-get></text:span><text:bookmark-end text:name="Texte71"/> </text:p>
              <text:p text:style-name="P4"><text:text-input text:description="">Tél. : </text:text-input> <text:user-field-get text:name="user_numtel">user_numtel</text:user-field-get></text:p>
              <text:p text:style-name="P5"/>
              <text:p text:style-name="P5"/>
              <text:p text:style-name="P5"/>
              <text:p text:style-name="P5"/>
              <text:p text:style-name="P3">Bobigny le <text:date style:data-style-name="N36" text:date-value="2011-12-14T11:57:24.52">14/12/2011</text:date></text:p>
            </table:table-cell>
            <table:table-cell table:style-name="Tableau1.B3" office:value-type="string">
              <text:p text:style-name="P6"><text:user-field-get text:name="adresse_numvoie"/> <text:span text:style-name="T12"><text:user-field-get text:name="adresse_libtypevoie"/></text:span><text:span text:style-name="T12"> </text:span><text:span text:style-name="T11"><text:user-field-get text:name="adresse_nomvoie"/></text:span></text:p>
              <text:p text:style-name="P6"><text:hidden-paragraph text:condition="ooow:adresse_compladr==&quot;&quot;" text:is-hidden="true"/><text:user-field-get text:name="adresse_compladr"/></text:p>
              <text:p text:style-name="P6"><text:hidden-paragraph text:condition="ooow:adresse_complideadr==&quot;&quot;" text:is-hidden="true"/><text:user-field-get text:name="adresse_complideadr"/></text:p>
              <text:p text:style-name="P7"><text:span text:style-name="T8"><text:user-field-get text:name="adresse_codepos"/></text:span><text:span text:style-name="T8"> <text:s/></text:span><text:user-field-get text:name="adresse_nomcom"/></text:p>
            </table:table-cell>
          </table:table-row>
        </table:table>
        <text:p text:style-name="P2"/>
        <text:p text:style-name="P8"/>
        <text:p text:style-name="P24"><text:user-field-get text:name="personne_qual"/>,</text:p>
        <text:p text:style-name="P24"/>
        <text:p text:style-name="P24"><text:span text:style-name="T3">En tant que bénéficiaire du Revenu de Solidarité Active (RSA), vous devez être </text:span><text:span text:style-name="T3"><text:conditional-text text:condition="ooow:personne_qual ==&quot;Monsieur&quot;" text:string-value-if-true="accompagné" text:string-value-if-false="accompagnée" text:current-value="true">accompagnée</text:conditional-text></text:span><text:span text:style-name="T3">, dans votre parcours d’insertion, par un service référent unique.</text:span></text:p>
        <text:p text:style-name="P24"><text:span text:style-name="T3"/></text:p>
        <text:p text:style-name="P16"><text:span text:style-name="T3">L’Equipe Pluridisciplinaire, lors de sa réunion du </text:span><text:span text:style-name="T3"><text:user-field-get text:name="commissionep_dateseance">0</text:user-field-get></text:span><text:span text:style-name="T14">, </text:span><text:span text:style-name="T3">a examiné votre situation, et afin de répondre au mieux à vos besoins, le Président du Conseil général a</text:span><text:span text:style-name="T14"> </text:span><text:span text:style-name="T3">décidé de vous orienter vers un nouveau service référent :</text:span></text:p>
        <text:section text:style-name="Sect1" text:name="Section1" text:condition="ooow:decisionnonorientationproep93_typeorient_id NEQ &quot;1&quot;" text:is-hidden="true" text:display="condition">
          <text:p text:style-name="P16"/>
          <text:p text:style-name="P13"><text:user-field-get text:name="decisionreorientationep93structurereferente_lib_struc"/></text:p>
          <text:p text:style-name="P13"><text:user-field-get text:name="decisionreorientationep93structurereferente_num_voie"/> <text:user-field-get text:name="decisionreorientationep93structurereferente_type_voie"/> <text:user-field-get text:name="decisionreorientationep93structurereferente_nom_voie"/></text:p>
          <text:p text:style-name="P13"><text:user-field-get text:name="decisionreorientationep93structurereferente_code_postal"/> <text:user-field-get text:name="decisionreorientationep93structurereferente_ville"/></text:p>
          <text:p text:style-name="P13"><text:user-field-get text:name="decisionreorientationep93structurereferente_numtel"/></text:p>
          <text:p text:style-name="P13"/>
          <text:p text:style-name="P25">Je vous invite à prendre immédiatement contact avec cette structure, afin de définir la suite de votre parcours d’insertion et de signer un contrat d’engagement réciproque.</text:p>
          <text:p text:style-name="P25"/>
        </text:section>
        <text:section text:style-name="Sect1" text:name="Section2" text:condition="ooow:decisionnonorientationproep93_typeorient_id EQ &quot;1&quot;" text:display="condition">
          <text:p text:style-name="P22"/>
          <text:p text:style-name="P23">A compter de ce jour, votre service référent est <text:span text:style-name="T16">Pôle Emploi</text:span>. </text:p>
          <text:p text:style-name="P23">Avec l’aide de ce service, vous devrez définir la suite de votre parcours d’insertion et signer un Projet Personnalisé d’Accès à l’Emploi (PPAE).</text:p>
          <text:p text:style-name="Text_20_body"><text:span text:style-name="T5">Si vous êtes déjà inscrit(e) à Pôle Emploi, appelez le 39 49* </text:span><text:span text:style-name="T5">afin de convenir d’un rendez-vous avec votre conseiller.</text:span></text:p>
          <text:p text:style-name="Text_20_body"><text:span text:style-name="T5">Si vous n’êtes pas inscrit(e) à Pôle Emploi, inscrivez-vous sur le site </text:span><text:a xlink:type="simple" xlink:href="http://www.poleemploi.fr/"><text:span text:style-name="T5">www.pole-emploi.fr</text:span></text:a><text:span text:style-name="T5"> ou en appelant le 39 49*.</text:span></text:p>
          <text:p text:style-name="Text_20_body"><text:span text:style-name="T5"/></text:p>
        </text:section>
        <text:p text:style-name="P14"><text:span text:style-name="T6">La loi</text:span><text:span text:style-name="T2">1</text:span><text:span text:style-name="T6"> </text:span><text:span text:style-name="T5">prévoit que si vous ne respectez pas cette obligation le versement de votre allocation pourra être suspendu.</text:span></text:p>
        <text:p text:style-name="P15"/>
        <text:p text:style-name="P12">Je vous prie d’agréer, <text:user-field-get text:name="personne_qual"/>, l’expression de mes salutations distinguées.</text:p>
        <text:p text:style-name="P11"/>
        <text:p text:style-name="P11"/>
        <text:p text:style-name="P11"/>
        <text:p text:style-name="P17">Pour le Président du conseil général</text:p>
        <text:p text:style-name="P17">et par délégation</text:p>
        <text:p text:style-name="P17"/>
        <text:p text:style-name="P18"><text:soft-page-break/></text:p>
        <text:p text:style-name="P18"/>
        <text:p text:style-name="P18">Benjamin Vois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text-position="super 58%" style:font-name="Arial" fo:font-size="9pt"/>
    </style:style>
    <style:style style:name="MT2" style:family="text">
      <style:text-properties style:font-name="Arial" fo:font-size="9pt"/>
    </style:style>
    <style:style style:name="MT3" style:family="text">
      <style:text-properties style:text-position="33% 80%" style:font-name="Arial" fo:font-size="9pt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1</text:span><text:span text:style-name="MT2"> Selon l’article L262-37 de la Loi n° 2008-1249 du 1</text:span><text:span text:style-name="MT3">er</text:span><text:span text:style-name="MT2"> décembre 2008</text:span></text:p>
        <text:section text:style-name="MSect1" text:name="Section3" text:condition="ooow:ecisionnonorientationproep93_typeorient_id EQ &quot;1&quot;" text:display="condition">
          <text:p text:style-name="Footer"><text:span text:style-name="MT2">* Selon le service, gratuit ou 0,11 € TTC maximum l'appel, hors éventuel surcoût de l'opérateur, voir conditions sur </text:span><text:a xlink:type="simple" xlink:href="http://www.pole-emploi.fr/"><text:span text:style-name="MT2">www.pole-emploi.fr</text:span></text:a> </text:p>
        </text:section>
        <text:p text:style-name="Footer"><text:s/></text:p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12-14T11:57:24.45</dc:date>
    <dc:creator>Julien Mille</dc:creator>
    <meta:editing-duration>PT06H14M00S</meta:editing-duration>
    <meta:editing-cycles>104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2" meta:paragraph-count="26" meta:word-count="235" meta:character-count="1498"/>
  </office:meta>
</office:document-meta>
</file>